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ea4" officeooo:paragraph-rsid="0013be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 – change “yes/no” text columns into 0/1 in order to do numeric calculations </text:p>
      <text:p text:style-name="P1">Data limitations – what to do with null valu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21:05:16.727000000</meta:creation-date>
    <dc:date>2020-04-28T21:06:19.270000000</dc:date>
    <meta:editing-duration>PT1M6S</meta:editing-duration>
    <meta:editing-cycles>1</meta:editing-cycles>
    <meta:document-statistic meta:table-count="0" meta:image-count="0" meta:object-count="0" meta:page-count="1" meta:paragraph-count="2" meta:word-count="21" meta:character-count="130" meta:non-whitespace-character-count="108"/>
    <meta:generator>LibreOffice/6.3.2.2$Windows_X86_64 LibreOffice_project/98b30e735bda24bc04ab42594c85f7fd8be07b9c</meta:generator>
  </office:meta>
</office:document-meta>
</file>